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P15" style:parent-style-name="Standard" style:family="paragraph">
      <style:text-properties fo:language="de" fo:country="DE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Big Goal:<text:line-break/><text:line-break/>-neuroevolution NN Walk</text:p>
      <text:p text:style-name="Standard">-Musculoskeletal Model <text:s/>(Geyer and Herr 2010)</text:p>
      <text:p text:style-name="Standard">-every Terrain and disruptions possible</text:p>
      <text:p text:style-name="Standard">-3D Editor with infinite possibilities</text:p>
      <text:p text:style-name="Standard"/>
      <text:p text:style-name="Standard"/>
      <text:p text:style-name="Standard">Current Goal:</text:p>
      <text:p text:style-name="Standard">-Unity ML-Agent Reinforcement Learning</text:p>
      <text:p text:style-name="Standard">-RotateLimbs Model</text:p>
      <text:p text:style-name="Standard">-Flat Terrain</text:p>
      <text:p text:style-name="Standard"/>
      <text:p text:style-name="P2">Current Notes:</text:p>
      <text:p text:style-name="P3">-NN gets builded out of number observations and actions</text:p>
      <text:p text:style-name="P4">-NN model not good for every case. Evolutions would be better</text:p>
      <text:p text:style-name="P5">-Best NN model for given customized joint-bone-muscle setup could be explored faster with neuroevolution</text:p>
      <text:p text:style-name="P6"/>
      <text:p text:style-name="P7"/>
      <text:p text:style-name="P8">Current Goal:</text:p>
      <text:p text:style-name="P9">-Einfindung in NEAT</text:p>
      <text:p text:style-name="P10">-Vergleichen von NEAT Kreaturen mit Reinforcement Creaturen</text:p>
      <text:p text:style-name="P11"/>
      <text:p text:style-name="P12">Current Goal:</text:p>
      <text:p text:style-name="P13">-gekauftes ANN&amp;NEAT Plugin mit Joint-Creature verbinden</text:p>
      <text:p text:style-name="P14">-&gt; funktioniert</text:p>
      <text:p text:style-name="P15"/>
      <text:p text:style-name="P16">Current Goal:</text:p>
      <text:p text:style-name="P17">-BodyParts- Zuweisung automatisieren für custom Creatures</text:p>
      <text:p text:style-name="P18">-&gt; funktioniert</text:p>
      <text:p text:style-name="P19"/>
      <text:p text:style-name="P20">Current Goal:</text:p>
      <text:p text:style-name="P21">-Verschiedene Kreatur-Setups testen</text:p>
      <text:p text:style-name="P22">-Inputs und Fitness verbessern</text:p>
      <text:p text:style-name="Standard"><text:span text:style-name="T23"><text:tab/>- CoM als Input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lvin Dell'Oro</meta:initial-creator>
    <dc:creator>Calvin Delloro</dc:creator>
    <meta:creation-date>2022-10-12T18:28:00Z</meta:creation-date>
    <dc:date>2022-11-06T09:26:00Z</dc:date>
    <meta:template xlink:href="Normal.dotm" xlink:type="simple"/>
    <meta:editing-cycles>8</meta:editing-cycles>
    <meta:editing-duration>PT0S</meta:editing-duration>
    <meta:document-statistic meta:page-count="1" meta:paragraph-count="1" meta:word-count="117" meta:character-count="858" meta:row-count="6" meta:non-whitespace-character-count="742"/>
  </office:meta>
</office:document-meta>
</file>